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3.23mm"/>
    </style:style>
    <style:style style:name="co4" style:family="table-column">
      <style:table-column-properties fo:break-before="auto" style:column-width="22.15mm"/>
    </style:style>
    <style:style style:name="co5" style:family="table-column">
      <style:table-column-properties fo:break-before="auto" style:column-width="19.17mm"/>
    </style:style>
    <style:style style:name="co6" style:family="table-column">
      <style:table-column-properties fo:break-before="auto" style:column-width="0.99mm"/>
    </style:style>
    <style:style style:name="co7" style:family="table-column">
      <style:table-column-properties fo:break-before="auto" style:column-width="5.22mm"/>
    </style:style>
    <style:style style:name="co8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3.65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8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8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8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8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8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18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18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18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Default" style:data-style-name="N18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6pt" fo:font-style="normal" fo:text-shadow="none" style:text-underline-style="none" fo:font-weight="normal" style:font-name-asian="新細明體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21"/>
        <table:table-column table:style-name="co4" table:default-cell-style-name="ce27"/>
        <table:table-column table:style-name="co5" table:number-columns-repeated="11" table:default-cell-style-name="ce27"/>
        <table:table-column table:style-name="co6" table:default-cell-style-name="ce39"/>
        <table:table-column table:style-name="co7" table:default-cell-style-name="ce39"/>
        <table:table-column table:style-name="co8" table:number-columns-repeated="240" table:default-cell-style-name="ce39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4-3 自產能源</text:p>
          </table:table-cell>
          <table:covered-table-cell table:number-columns-repeated="14" table:style-name="ce10"/>
          <table:table-cell table:style-name="ce36" table:number-columns-repeated="1009"/>
        </table:table-row>
        <table:table-row table:style-name="ro2">
          <table:table-cell table:style-name="ce2" office:value-type="string" calcext:value-type="string" table:number-columns-spanned="15" table:number-rows-spanned="1">
            <text:p>　　單位：公秉油當量</text:p>
          </table:table-cell>
          <table:covered-table-cell table:number-columns-repeated="14" table:style-name="ce2"/>
          <table:table-cell table:style-name="ce37" table:number-columns-repeated="1009"/>
        </table:table-row>
        <table:table-row table:style-name="ro3">
          <table:table-cell table:style-name="ce3" office:value-type="string" calcext:value-type="string" table:number-columns-spanned="3" table:number-rows-spanned="1">
            <text:p>年月</text:p>
          </table:table-cell>
          <table:covered-table-cell table:style-name="ce11"/>
          <table:covered-table-cell table:style-name="ce17"/>
          <table:table-cell table:style-name="ce22" office:value-type="string" calcext:value-type="string">
            <text:p>合計</text:p>
          </table:table-cell>
          <table:table-cell table:style-name="ce28" office:value-type="string" calcext:value-type="string">
            <text:p>煙煤-</text:p>
            <text:p>煉焦煤</text:p>
          </table:table-cell>
          <table:table-cell table:style-name="ce28" office:value-type="string" calcext:value-type="string">
            <text:p>煙煤-</text:p>
            <text:p>燃料煤</text:p>
          </table:table-cell>
          <table:table-cell table:style-name="ce22" office:value-type="string" calcext:value-type="string">
            <text:p>原油</text:p>
          </table:table-cell>
          <table:table-cell table:style-name="ce28" office:value-type="string" calcext:value-type="string">
            <text:p>煉油廠</text:p>
            <text:p>進料</text:p>
          </table:table-cell>
          <table:table-cell table:style-name="ce22" office:value-type="string" calcext:value-type="string">
            <text:p>天然氣</text:p>
          </table:table-cell>
          <table:table-cell table:style-name="ce28" office:value-type="string" calcext:value-type="string">
            <text:p>生質能</text:p>
            <text:p>及廢棄物</text:p>
          </table:table-cell>
          <table:table-cell table:style-name="ce22" office:value-type="string" calcext:value-type="string">
            <text:p>水力</text:p>
          </table:table-cell>
          <table:table-cell table:style-name="ce32" office:value-type="string" calcext:value-type="string">
            <text:p>地熱</text:p>
          </table:table-cell>
          <table:table-cell table:style-name="ce32" office:value-type="string" calcext:value-type="string">
            <text:p>太陽光電</text:p>
          </table:table-cell>
          <table:table-cell table:style-name="ce28" office:value-type="string" calcext:value-type="string">
            <text:p>風力</text:p>
          </table:table-cell>
          <table:table-cell table:style-name="ce22" office:value-type="string" calcext:value-type="string">
            <text:p>太陽熱能*</text:p>
          </table:table-cell>
          <table:table-cell table:style-name="ce38" table:number-columns-repeated="1009"/>
        </table:table-row>
        <table:table-row table:style-name="ro4">
          <table:table-cell table:style-name="ce4" office:value-type="string" calcext:value-type="string">
            <text:p>民國 91年</text:p>
          </table:table-cell>
          <table:table-cell table:style-name="ce12"/>
          <table:table-cell table:style-name="ce18"/>
          <table:table-cell table:style-name="ce23" office:value-type="float" office:value="2498398.88699545" calcext:value-type="float">
            <text:p><text:s/>2,498,399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51097" calcext:value-type="float">
            <text:p><text:s/>51,097 <text:s/></text:p>
          </table:table-cell>
          <table:table-cell table:style-name="ce29" office:value-type="float" office:value="3289.9217083415" calcext:value-type="float">
            <text:p><text:s/>3,290 <text:s/></text:p>
          </table:table-cell>
          <table:table-cell table:style-name="ce29" office:value-type="float" office:value="788292.444444445" calcext:value-type="float">
            <text:p><text:s/>788,292 <text:s/></text:p>
          </table:table-cell>
          <table:table-cell table:style-name="ce29" office:value-type="float" office:value="1304305.44582933" calcext:value-type="float">
            <text:p><text:s/>1,304,305 <text:s/></text:p>
          </table:table-cell>
          <table:table-cell table:style-name="ce29" office:value-type="float" office:value="265539.437775556" calcext:value-type="float">
            <text:p><text:s/>265,539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33.2533333333333" calcext:value-type="float">
            <text:p><text:s/>33 <text:s/></text:p>
          </table:table-cell>
          <table:table-cell table:style-name="ce29" office:value-type="float" office:value="1517.38390444444" calcext:value-type="float">
            <text:p><text:s/>1,517 <text:s/></text:p>
          </table:table-cell>
          <table:table-cell table:style-name="ce33" office:value-type="float" office:value="84324" calcext:value-type="float">
            <text:p><text:s/>84,324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 92年</text:p>
          </table:table-cell>
          <table:table-cell table:style-name="ce13"/>
          <table:table-cell table:style-name="ce19"/>
          <table:table-cell table:style-name="ce24" office:value-type="float" office:value="2776352.96186705" calcext:value-type="float">
            <text:p><text:s/>2,776,353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45760" calcext:value-type="float">
            <text:p><text:s/>45,760 <text:s/></text:p>
          </table:table-cell>
          <table:table-cell table:style-name="ce30" office:value-type="float" office:value="44460.3450341463" calcext:value-type="float">
            <text:p><text:s/>44,460 <text:s/></text:p>
          </table:table-cell>
          <table:table-cell table:style-name="ce30" office:value-type="float" office:value="738571.555555556" calcext:value-type="float">
            <text:p><text:s/>738,572 <text:s/></text:p>
          </table:table-cell>
          <table:table-cell table:style-name="ce30" office:value-type="float" office:value="1567349.55205512" calcext:value-type="float">
            <text:p><text:s/>1,567,350 <text:s/></text:p>
          </table:table-cell>
          <table:table-cell table:style-name="ce30" office:value-type="float" office:value="289964.903311111" calcext:value-type="float">
            <text:p><text:s/>289,965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44.0511111111111" calcext:value-type="float">
            <text:p><text:s/>44 <text:s/></text:p>
          </table:table-cell>
          <table:table-cell table:style-name="ce30" office:value-type="float" office:value="2270.5548" calcext:value-type="float">
            <text:p><text:s/>2,271 <text:s/></text:p>
          </table:table-cell>
          <table:table-cell table:style-name="ce34" office:value-type="float" office:value="87932" calcext:value-type="float">
            <text:p><text:s/>87,932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 93年</text:p>
          </table:table-cell>
          <table:table-cell table:style-name="ce13"/>
          <table:table-cell table:style-name="ce19"/>
          <table:table-cell table:style-name="ce24" office:value-type="float" office:value="2805031.27741408" calcext:value-type="float">
            <text:p><text:s/>2,805,031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44562" calcext:value-type="float">
            <text:p><text:s/>44,562 <text:s/></text:p>
          </table:table-cell>
          <table:table-cell table:style-name="ce30" office:value-type="float" office:value="52145.2689866079" calcext:value-type="float">
            <text:p><text:s/>52,145 <text:s/></text:p>
          </table:table-cell>
          <table:table-cell table:style-name="ce30" office:value-type="float" office:value="706980.551111111" calcext:value-type="float">
            <text:p><text:s/>706,981 <text:s/></text:p>
          </table:table-cell>
          <table:table-cell table:style-name="ce30" office:value-type="float" office:value="1599454.77363637" calcext:value-type="float">
            <text:p><text:s/>1,599,455 <text:s/></text:p>
          </table:table-cell>
          <table:table-cell table:style-name="ce30" office:value-type="float" office:value="306720.832851111" calcext:value-type="float">
            <text:p><text:s/>306,721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55.8044444444445" calcext:value-type="float">
            <text:p><text:s/>56 <text:s/></text:p>
          </table:table-cell>
          <table:table-cell table:style-name="ce30" office:value-type="float" office:value="2413.04638444444" calcext:value-type="float">
            <text:p><text:s/>2,413 <text:s/></text:p>
          </table:table-cell>
          <table:table-cell table:style-name="ce34" office:value-type="float" office:value="92699" calcext:value-type="float">
            <text:p><text:s/>92,699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 94年</text:p>
          </table:table-cell>
          <table:table-cell table:style-name="ce13"/>
          <table:table-cell table:style-name="ce19"/>
          <table:table-cell table:style-name="ce24" office:value-type="float" office:value="2641770.47253894" calcext:value-type="float">
            <text:p><text:s/>2,641,770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32389" calcext:value-type="float">
            <text:p><text:s/>32,389 <text:s/></text:p>
          </table:table-cell>
          <table:table-cell table:style-name="ce30" office:value-type="float" office:value="32368.0447734543" calcext:value-type="float">
            <text:p><text:s/>32,368 <text:s/></text:p>
          </table:table-cell>
          <table:table-cell table:style-name="ce30" office:value-type="float" office:value="486640" calcext:value-type="float">
            <text:p><text:s/>486,640 <text:s/></text:p>
          </table:table-cell>
          <table:table-cell table:style-name="ce30" office:value-type="float" office:value="1595011.06566326" calcext:value-type="float">
            <text:p><text:s/>1,595,011 <text:s/></text:p>
          </table:table-cell>
          <table:table-cell table:style-name="ce30" office:value-type="float" office:value="389042.36584" calcext:value-type="float">
            <text:p><text:s/>389,042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91.7333333333333" calcext:value-type="float">
            <text:p><text:s/>92 <text:s/></text:p>
          </table:table-cell>
          <table:table-cell table:style-name="ce30" office:value-type="float" office:value="8724.26292888889" calcext:value-type="float">
            <text:p><text:s/>8,724 <text:s/></text:p>
          </table:table-cell>
          <table:table-cell table:style-name="ce34" office:value-type="float" office:value="97504" calcext:value-type="float">
            <text:p><text:s/>97,504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 95年</text:p>
          </table:table-cell>
          <table:table-cell table:style-name="ce13"/>
          <table:table-cell table:style-name="ce19"/>
          <table:table-cell table:style-name="ce24" office:value-type="float" office:value="2621885.55561604" calcext:value-type="float">
            <text:p><text:s/>2,621,886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23565" calcext:value-type="float">
            <text:p><text:s/>23,565 <text:s/></text:p>
          </table:table-cell>
          <table:table-cell table:style-name="ce30" office:value-type="float" office:value="39096.5000220491" calcext:value-type="float">
            <text:p><text:s/>39,097 <text:s/></text:p>
          </table:table-cell>
          <table:table-cell table:style-name="ce30" office:value-type="float" office:value="411518.222222222" calcext:value-type="float">
            <text:p><text:s/>411,518 <text:s/></text:p>
          </table:table-cell>
          <table:table-cell table:style-name="ce30" office:value-type="float" office:value="1628121.50568954" calcext:value-type="float">
            <text:p><text:s/>1,628,122 <text:s/></text:p>
          </table:table-cell>
          <table:table-cell table:style-name="ce30" office:value-type="float" office:value="390664.628846667" calcext:value-type="float">
            <text:p><text:s/>390,665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139.224444444444" calcext:value-type="float">
            <text:p><text:s/>139 <text:s/></text:p>
          </table:table-cell>
          <table:table-cell table:style-name="ce30" office:value-type="float" office:value="26380.4743911111" calcext:value-type="float">
            <text:p><text:s/>26,380 <text:s/></text:p>
          </table:table-cell>
          <table:table-cell table:style-name="ce34" office:value-type="float" office:value="102400" calcext:value-type="float">
            <text:p><text:s/>102,400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 96年</text:p>
          </table:table-cell>
          <table:table-cell table:style-name="ce13"/>
          <table:table-cell table:style-name="ce19"/>
          <table:table-cell table:style-name="ce24" office:value-type="float" office:value="2696084.75332312" calcext:value-type="float">
            <text:p><text:s/>2,696,085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17778" calcext:value-type="float">
            <text:p><text:s/>17,778 <text:s/></text:p>
          </table:table-cell>
          <table:table-cell table:style-name="ce30" office:value-type="float" office:value="49097.2892275003" calcext:value-type="float">
            <text:p><text:s/>49,097 <text:s/></text:p>
          </table:table-cell>
          <table:table-cell table:style-name="ce30" office:value-type="float" office:value="370517.333333333" calcext:value-type="float">
            <text:p><text:s/>370,517 <text:s/></text:p>
          </table:table-cell>
          <table:table-cell table:style-name="ce30" office:value-type="float" office:value="1688884.42028229" calcext:value-type="float">
            <text:p><text:s/>1,688,884 <text:s/></text:p>
          </table:table-cell>
          <table:table-cell table:style-name="ce30" office:value-type="float" office:value="422121.435366667" calcext:value-type="float">
            <text:p><text:s/>422,121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08.311111111111" calcext:value-type="float">
            <text:p><text:s/>208 <text:s/></text:p>
          </table:table-cell>
          <table:table-cell table:style-name="ce30" office:value-type="float" office:value="41999.9640022222" calcext:value-type="float">
            <text:p><text:s/>42,000 <text:s/></text:p>
          </table:table-cell>
          <table:table-cell table:style-name="ce34" office:value-type="float" office:value="105478" calcext:value-type="float">
            <text:p><text:s/>105,478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 97年</text:p>
          </table:table-cell>
          <table:table-cell table:style-name="ce13"/>
          <table:table-cell table:style-name="ce19"/>
          <table:table-cell table:style-name="ce24" office:value-type="float" office:value="2716801.37534131" calcext:value-type="float">
            <text:p><text:s/>2,716,801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16097" calcext:value-type="float">
            <text:p><text:s/>16,097 <text:s/></text:p>
          </table:table-cell>
          <table:table-cell table:style-name="ce30" office:value-type="float" office:value="75674.8840564211" calcext:value-type="float">
            <text:p><text:s/>75,675 <text:s/></text:p>
          </table:table-cell>
          <table:table-cell table:style-name="ce30" office:value-type="float" office:value="317649.777777778" calcext:value-type="float">
            <text:p><text:s/>317,650 <text:s/></text:p>
          </table:table-cell>
          <table:table-cell table:style-name="ce30" office:value-type="float" office:value="1729835.55827378" calcext:value-type="float">
            <text:p><text:s/>1,729,836 <text:s/></text:p>
          </table:table-cell>
          <table:table-cell table:style-name="ce30" office:value-type="float" office:value="411376.716722222" calcext:value-type="float">
            <text:p><text:s/>411,377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427.433664444444" calcext:value-type="float">
            <text:p><text:s/>427 <text:s/></text:p>
          </table:table-cell>
          <table:table-cell table:style-name="ce30" office:value-type="float" office:value="56212.0048466667" calcext:value-type="float">
            <text:p><text:s/>56,212 <text:s/></text:p>
          </table:table-cell>
          <table:table-cell table:style-name="ce34" office:value-type="float" office:value="109528" calcext:value-type="float">
            <text:p><text:s/>109,528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 98年</text:p>
          </table:table-cell>
          <table:table-cell table:style-name="ce13"/>
          <table:table-cell table:style-name="ce19"/>
          <table:table-cell table:style-name="ce24" office:value-type="float" office:value="2569598.85397858" calcext:value-type="float">
            <text:p><text:s/>2,569,599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15996" calcext:value-type="float">
            <text:p><text:s/>15,996 <text:s/></text:p>
          </table:table-cell>
          <table:table-cell table:style-name="ce30" office:value-type="float" office:value="56540.6189656908" calcext:value-type="float">
            <text:p><text:s/>56,541 <text:s/></text:p>
          </table:table-cell>
          <table:table-cell table:style-name="ce30" office:value-type="float" office:value="311697.777777778" calcext:value-type="float">
            <text:p><text:s/>311,698 <text:s/></text:p>
          </table:table-cell>
          <table:table-cell table:style-name="ce30" office:value-type="float" office:value="1637974.556164" calcext:value-type="float">
            <text:p><text:s/>1,637,975 <text:s/></text:p>
          </table:table-cell>
          <table:table-cell table:style-name="ce30" office:value-type="float" office:value="358169.760377778" calcext:value-type="float">
            <text:p><text:s/>358,170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870.753344444444" calcext:value-type="float">
            <text:p><text:s/>871 <text:s/></text:p>
          </table:table-cell>
          <table:table-cell table:style-name="ce30" office:value-type="float" office:value="75167.3873488889" calcext:value-type="float">
            <text:p><text:s/>75,167 <text:s/></text:p>
          </table:table-cell>
          <table:table-cell table:style-name="ce34" office:value-type="float" office:value="113182" calcext:value-type="float">
            <text:p><text:s/>113,182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 99年</text:p>
          </table:table-cell>
          <table:table-cell table:style-name="ce13"/>
          <table:table-cell table:style-name="ce19"/>
          <table:table-cell table:style-name="ce24" office:value-type="float" office:value="2653842.21887596" calcext:value-type="float">
            <text:p><text:s/>2,653,842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14229" calcext:value-type="float">
            <text:p><text:s/>14,229 <text:s/></text:p>
          </table:table-cell>
          <table:table-cell table:style-name="ce30" office:value-type="float" office:value="54338.1975459562" calcext:value-type="float">
            <text:p><text:s/>54,338 <text:s/></text:p>
          </table:table-cell>
          <table:table-cell table:style-name="ce30" office:value-type="float" office:value="263288.888888889" calcext:value-type="float">
            <text:p><text:s/>263,289 <text:s/></text:p>
          </table:table-cell>
          <table:table-cell table:style-name="ce30" office:value-type="float" office:value="1706760.03796333" calcext:value-type="float">
            <text:p><text:s/>1,706,760 <text:s/></text:p>
          </table:table-cell>
          <table:table-cell table:style-name="ce30" office:value-type="float" office:value="400769.680351111" calcext:value-type="float">
            <text:p><text:s/>400,770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076.13593777778" calcext:value-type="float">
            <text:p><text:s/>2,076 <text:s/></text:p>
          </table:table-cell>
          <table:table-cell table:style-name="ce30" office:value-type="float" office:value="98072.2781888889" calcext:value-type="float">
            <text:p><text:s/>98,072 <text:s/></text:p>
          </table:table-cell>
          <table:table-cell table:style-name="ce34" office:value-type="float" office:value="114308" calcext:value-type="float">
            <text:p><text:s/>114,308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0年</text:p>
          </table:table-cell>
          <table:table-cell table:style-name="ce13"/>
          <table:table-cell table:style-name="ce19"/>
          <table:table-cell table:style-name="ce24" office:value-type="float" office:value="2733261.4383629" calcext:value-type="float">
            <text:p><text:s/>2,733,261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11344" calcext:value-type="float">
            <text:p><text:s/>11,344 <text:s/></text:p>
          </table:table-cell>
          <table:table-cell table:style-name="ce30" office:value-type="float" office:value="52197.9337371247" calcext:value-type="float">
            <text:p><text:s/>52,198 <text:s/></text:p>
          </table:table-cell>
          <table:table-cell table:style-name="ce30" office:value-type="float" office:value="293472.888888889" calcext:value-type="float">
            <text:p><text:s/>293,473 <text:s/></text:p>
          </table:table-cell>
          <table:table-cell table:style-name="ce30" office:value-type="float" office:value="1732318.60373467" calcext:value-type="float">
            <text:p><text:s/>1,732,319 <text:s/></text:p>
          </table:table-cell>
          <table:table-cell table:style-name="ce30" office:value-type="float" office:value="382196.087682222" calcext:value-type="float">
            <text:p><text:s/>382,196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5888.37575777778" calcext:value-type="float">
            <text:p><text:s/>5,888 <text:s/></text:p>
          </table:table-cell>
          <table:table-cell table:style-name="ce30" office:value-type="float" office:value="142633.548562222" calcext:value-type="float">
            <text:p><text:s/>142,634 <text:s/></text:p>
          </table:table-cell>
          <table:table-cell table:style-name="ce34" office:value-type="float" office:value="113210" calcext:value-type="float">
            <text:p><text:s/>113,210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1年</text:p>
          </table:table-cell>
          <table:table-cell table:style-name="ce13"/>
          <table:table-cell table:style-name="ce19"/>
          <table:table-cell table:style-name="ce24" office:value-type="float" office:value="3017045.67915077" calcext:value-type="float">
            <text:p><text:s/>3,017,046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11378" calcext:value-type="float">
            <text:p><text:s/>11,378 <text:s/></text:p>
          </table:table-cell>
          <table:table-cell table:style-name="ce30" office:value-type="float" office:value="47780.2557042118" calcext:value-type="float">
            <text:p><text:s/>47,780 <text:s/></text:p>
          </table:table-cell>
          <table:table-cell table:style-name="ce30" office:value-type="float" office:value="392932.444444444" calcext:value-type="float">
            <text:p><text:s/>392,932 <text:s/></text:p>
          </table:table-cell>
          <table:table-cell table:style-name="ce30" office:value-type="float" office:value="1758814.00161322" calcext:value-type="float">
            <text:p><text:s/>1,758,814 <text:s/></text:p>
          </table:table-cell>
          <table:table-cell table:style-name="ce30" office:value-type="float" office:value="541757.760813333" calcext:value-type="float">
            <text:p><text:s/>541,758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15276.4505177778" calcext:value-type="float">
            <text:p><text:s/>15,276 <text:s/></text:p>
          </table:table-cell>
          <table:table-cell table:style-name="ce30" office:value-type="float" office:value="135064.766057778" calcext:value-type="float">
            <text:p><text:s/>135,065 <text:s/></text:p>
          </table:table-cell>
          <table:table-cell table:style-name="ce34" office:value-type="float" office:value="114042" calcext:value-type="float">
            <text:p><text:s/>114,042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2年</text:p>
          </table:table-cell>
          <table:table-cell table:style-name="ce13"/>
          <table:table-cell table:style-name="ce19"/>
          <table:table-cell table:style-name="ce24" office:value-type="float" office:value="2976177.19149339" calcext:value-type="float">
            <text:p><text:s/>2,976,177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10513" calcext:value-type="float">
            <text:p><text:s/>10,513 <text:s/></text:p>
          </table:table-cell>
          <table:table-cell table:style-name="ce30" office:value-type="float" office:value="44542.8489407197" calcext:value-type="float">
            <text:p><text:s/>44,543 <text:s/></text:p>
          </table:table-cell>
          <table:table-cell table:style-name="ce30" office:value-type="float" office:value="338726.222222222" calcext:value-type="float">
            <text:p><text:s/>338,726 <text:s/></text:p>
          </table:table-cell>
          <table:table-cell table:style-name="ce30" office:value-type="float" office:value="1763995.51272156" calcext:value-type="float">
            <text:p><text:s/>1,763,996 <text:s/></text:p>
          </table:table-cell>
          <table:table-cell table:style-name="ce30" office:value-type="float" office:value="518187.240006667" calcext:value-type="float">
            <text:p><text:s/>518,187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30682.5292177778" calcext:value-type="float">
            <text:p><text:s/>30,683 <text:s/></text:p>
          </table:table-cell>
          <table:table-cell table:style-name="ce30" office:value-type="float" office:value="156711.838384444" calcext:value-type="float">
            <text:p><text:s/>156,712 <text:s/></text:p>
          </table:table-cell>
          <table:table-cell table:style-name="ce34" office:value-type="float" office:value="112818" calcext:value-type="float">
            <text:p><text:s/>112,818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3年</text:p>
          </table:table-cell>
          <table:table-cell table:style-name="ce13"/>
          <table:table-cell table:style-name="ce19"/>
          <table:table-cell table:style-name="ce24" office:value-type="float" office:value="2856134.10114125" calcext:value-type="float">
            <text:p><text:s/>2,856,134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9054" calcext:value-type="float">
            <text:p><text:s/>9,054 <text:s/></text:p>
          </table:table-cell>
          <table:table-cell table:style-name="ce30" office:value-type="float" office:value="61179.522306361" calcext:value-type="float">
            <text:p><text:s/>61,180 <text:s/></text:p>
          </table:table-cell>
          <table:table-cell table:style-name="ce30" office:value-type="float" office:value="337205.333333333" calcext:value-type="float">
            <text:p><text:s/>337,205 <text:s/></text:p>
          </table:table-cell>
          <table:table-cell table:style-name="ce30" office:value-type="float" office:value="1730042.77330156" calcext:value-type="float">
            <text:p><text:s/>1,730,043 <text:s/></text:p>
          </table:table-cell>
          <table:table-cell table:style-name="ce30" office:value-type="float" office:value="412595.694386667" calcext:value-type="float">
            <text:p><text:s/>412,596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50526.1589933333" calcext:value-type="float">
            <text:p><text:s/>50,526 <text:s/></text:p>
          </table:table-cell>
          <table:table-cell table:style-name="ce30" office:value-type="float" office:value="143379.61882" calcext:value-type="float">
            <text:p><text:s/>143,380 <text:s/></text:p>
          </table:table-cell>
          <table:table-cell table:style-name="ce34" office:value-type="float" office:value="112151" calcext:value-type="float">
            <text:p><text:s/>112,151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4年</text:p>
          </table:table-cell>
          <table:table-cell table:style-name="ce13"/>
          <table:table-cell table:style-name="ce19"/>
          <table:table-cell table:style-name="ce24" office:value-type="float" office:value="2934964.45389091" calcext:value-type="float">
            <text:p><text:s/>2,934,964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9220" calcext:value-type="float">
            <text:p><text:s/>9,220 <text:s/></text:p>
          </table:table-cell>
          <table:table-cell table:style-name="ce30" office:value-type="float" office:value="82517.1658998006" calcext:value-type="float">
            <text:p><text:s/>82,517 <text:s/></text:p>
          </table:table-cell>
          <table:table-cell table:style-name="ce30" office:value-type="float" office:value="332244.444444444" calcext:value-type="float">
            <text:p><text:s/>332,244 <text:s/></text:p>
          </table:table-cell>
          <table:table-cell table:style-name="ce30" office:value-type="float" office:value="1743329.97568" calcext:value-type="float">
            <text:p><text:s/>1,743,330 <text:s/></text:p>
          </table:table-cell>
          <table:table-cell table:style-name="ce30" office:value-type="float" office:value="427147.296388889" calcext:value-type="float">
            <text:p><text:s/>427,147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81247.8261422222" calcext:value-type="float">
            <text:p><text:s/>81,248 <text:s/></text:p>
          </table:table-cell>
          <table:table-cell table:style-name="ce30" office:value-type="float" office:value="145744.745335556" calcext:value-type="float">
            <text:p><text:s/>145,745 <text:s/></text:p>
          </table:table-cell>
          <table:table-cell table:style-name="ce34" office:value-type="float" office:value="113513" calcext:value-type="float">
            <text:p><text:s/>113,513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5年</text:p>
          </table:table-cell>
          <table:table-cell table:style-name="ce13"/>
          <table:table-cell table:style-name="ce19"/>
          <table:table-cell table:style-name="ce24" office:value-type="float" office:value="3042332.37674174" calcext:value-type="float">
            <text:p><text:s/>3,042,332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8446" calcext:value-type="float">
            <text:p><text:s/>8,446 <text:s/></text:p>
          </table:table-cell>
          <table:table-cell table:style-name="ce30" office:value-type="float" office:value="77822.0812577423" calcext:value-type="float">
            <text:p><text:s/>77,822 <text:s/></text:p>
          </table:table-cell>
          <table:table-cell table:style-name="ce30" office:value-type="float" office:value="285752" calcext:value-type="float">
            <text:p><text:s/>285,752 <text:s/></text:p>
          </table:table-cell>
          <table:table-cell table:style-name="ce30" office:value-type="float" office:value="1685949.10387956" calcext:value-type="float">
            <text:p><text:s/>1,685,949 <text:s/></text:p>
          </table:table-cell>
          <table:table-cell table:style-name="ce30" office:value-type="float" office:value="627039.459764444" calcext:value-type="float">
            <text:p><text:s/>627,039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105971.555444444" calcext:value-type="float">
            <text:p><text:s/>105,972 <text:s/></text:p>
          </table:table-cell>
          <table:table-cell table:style-name="ce30" office:value-type="float" office:value="139234.176395556" calcext:value-type="float">
            <text:p><text:s/>139,234 <text:s/></text:p>
          </table:table-cell>
          <table:table-cell table:style-name="ce34" office:value-type="float" office:value="112118" calcext:value-type="float">
            <text:p><text:s/>112,118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6年</text:p>
          </table:table-cell>
          <table:table-cell table:style-name="ce13"/>
          <table:table-cell table:style-name="ce19"/>
          <table:table-cell table:style-name="ce24" office:value-type="float" office:value="2904393.8975461" calcext:value-type="float">
            <text:p><text:s/>2,904,394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5409" calcext:value-type="float">
            <text:p><text:s/>5,409 <text:s/></text:p>
          </table:table-cell>
          <table:table-cell table:style-name="ce30" office:value-type="float" office:value="83502.7355083231" calcext:value-type="float">
            <text:p><text:s/>83,503 <text:s/></text:p>
          </table:table-cell>
          <table:table-cell table:style-name="ce30" office:value-type="float" office:value="236178.666666667" calcext:value-type="float">
            <text:p><text:s/>236,179 <text:s/></text:p>
          </table:table-cell>
          <table:table-cell table:style-name="ce30" office:value-type="float" office:value="1621789.19874889" calcext:value-type="float">
            <text:p><text:s/>1,621,789 <text:s/></text:p>
          </table:table-cell>
          <table:table-cell table:style-name="ce30" office:value-type="float" office:value="520473.41298" calcext:value-type="float">
            <text:p><text:s/>520,473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159334.392904444" calcext:value-type="float">
            <text:p><text:s/>159,334 <text:s/></text:p>
          </table:table-cell>
          <table:table-cell table:style-name="ce30" office:value-type="float" office:value="164590.490737778" calcext:value-type="float">
            <text:p><text:s/>164,590 <text:s/></text:p>
          </table:table-cell>
          <table:table-cell table:style-name="ce34" office:value-type="float" office:value="113116" calcext:value-type="float">
            <text:p><text:s/>113,116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7年</text:p>
          </table:table-cell>
          <table:table-cell table:style-name="ce13"/>
          <table:table-cell table:style-name="ce19"/>
          <table:table-cell table:style-name="ce24" office:value-type="float" office:value="2890352.78898232" calcext:value-type="float">
            <text:p><text:s/>2,890,353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4677" calcext:value-type="float">
            <text:p><text:s/>4,677 <text:s/></text:p>
          </table:table-cell>
          <table:table-cell table:style-name="ce30" office:value-type="float" office:value="74283.4003377445" calcext:value-type="float">
            <text:p><text:s/>74,283 <text:s/></text:p>
          </table:table-cell>
          <table:table-cell table:style-name="ce30" office:value-type="float" office:value="175632.729777778" calcext:value-type="float">
            <text:p><text:s/>175,633 <text:s/></text:p>
          </table:table-cell>
          <table:table-cell table:style-name="ce30" office:value-type="float" office:value="1680542.9895868" calcext:value-type="float">
            <text:p><text:s/>1,680,543 <text:s/></text:p>
          </table:table-cell>
          <table:table-cell table:style-name="ce30" office:value-type="float" office:value="428240.263413333" calcext:value-type="float">
            <text:p><text:s/>428,240 <text:s/></text:p>
          </table:table-cell>
          <table:table-cell table:style-name="ce30" office:value-type="float" office:value="1.40753333333333" calcext:value-type="float">
            <text:p><text:s/>1 <text:s/></text:p>
          </table:table-cell>
          <table:table-cell table:style-name="ce30" office:value-type="float" office:value="259150.075037778" calcext:value-type="float">
            <text:p><text:s/>259,150 <text:s/></text:p>
          </table:table-cell>
          <table:table-cell table:style-name="ce30" office:value-type="float" office:value="163130.923295556" calcext:value-type="float">
            <text:p><text:s/>163,131 <text:s/></text:p>
          </table:table-cell>
          <table:table-cell table:style-name="ce34" office:value-type="float" office:value="104694" calcext:value-type="float">
            <text:p><text:s/>104,694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8年</text:p>
          </table:table-cell>
          <table:table-cell table:style-name="ce13"/>
          <table:table-cell table:style-name="ce19"/>
          <table:table-cell table:style-name="ce24" office:value-type="float" office:value="3110115.72732002" calcext:value-type="float">
            <text:p><text:s/>3,110,116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3850.41" calcext:value-type="float">
            <text:p><text:s/>3,850 <text:s/></text:p>
          </table:table-cell>
          <table:table-cell table:style-name="ce30" office:value-type="float" office:value="72612.0257961927" calcext:value-type="float">
            <text:p><text:s/>72,612 <text:s/></text:p>
          </table:table-cell>
          <table:table-cell table:style-name="ce30" office:value-type="float" office:value="148642.554666667" calcext:value-type="float">
            <text:p><text:s/>148,643 <text:s/></text:p>
          </table:table-cell>
          <table:table-cell table:style-name="ce30" office:value-type="float" office:value="1688987.67546383" calcext:value-type="float">
            <text:p><text:s/>1,688,988 <text:s/></text:p>
          </table:table-cell>
          <table:table-cell table:style-name="ce30" office:value-type="float" office:value="529836.053908889" calcext:value-type="float">
            <text:p><text:s/>529,836 <text:s/></text:p>
          </table:table-cell>
          <table:table-cell table:style-name="ce30" office:value-type="float" office:value="723.077488888889" calcext:value-type="float">
            <text:p><text:s/>723 <text:s/></text:p>
          </table:table-cell>
          <table:table-cell table:style-name="ce30" office:value-type="float" office:value="383592.677515556" calcext:value-type="float">
            <text:p><text:s/>383,593 <text:s/></text:p>
          </table:table-cell>
          <table:table-cell table:style-name="ce30" office:value-type="float" office:value="180813.25248" calcext:value-type="float">
            <text:p><text:s/>180,813 <text:s/></text:p>
          </table:table-cell>
          <table:table-cell table:style-name="ce34" office:value-type="float" office:value="101058" calcext:value-type="float">
            <text:p><text:s/>101,058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3"/>
          <table:table-cell table:style-name="ce19"/>
          <table:table-cell table:style-name="ce24"/>
          <table:table-cell table:style-name="ce30" table:number-columns-repeated="10"/>
          <table:table-cell table:style-name="ce34"/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9年</text:p>
          </table:table-cell>
          <table:table-cell table:style-name="ce13" office:value-type="string" calcext:value-type="string">
            <text:p><text:s/>1月</text:p>
          </table:table-cell>
          <table:table-cell table:style-name="ce19"/>
          <table:table-cell table:style-name="ce24" office:value-type="float" office:value="236354.436746532" calcext:value-type="float">
            <text:p><text:s/>236,354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253.86" calcext:value-type="float">
            <text:p><text:s/>254 <text:s/></text:p>
          </table:table-cell>
          <table:table-cell table:style-name="ce30" office:value-type="float" office:value="4723.239137803" calcext:value-type="float">
            <text:p><text:s/>4,723 <text:s/></text:p>
          </table:table-cell>
          <table:table-cell table:style-name="ce30" office:value-type="float" office:value="8592.11733333333" calcext:value-type="float">
            <text:p><text:s/>8,592 <text:s/></text:p>
          </table:table-cell>
          <table:table-cell table:style-name="ce30" office:value-type="float" office:value="149302.996835396" calcext:value-type="float">
            <text:p><text:s/>149,303 <text:s/></text:p>
          </table:table-cell>
          <table:table-cell table:style-name="ce30" office:value-type="float" office:value="18569.5415911111" calcext:value-type="float">
            <text:p><text:s/>18,570 <text:s/></text:p>
          </table:table-cell>
          <table:table-cell table:style-name="ce30" office:value-type="float" office:value="41.0239111111111" calcext:value-type="float">
            <text:p><text:s/>41 <text:s/></text:p>
          </table:table-cell>
          <table:table-cell table:style-name="ce30" office:value-type="float" office:value="28991.2101222222" calcext:value-type="float">
            <text:p><text:s/>28,991 <text:s/></text:p>
          </table:table-cell>
          <table:table-cell table:style-name="ce30" office:value-type="float" office:value="17652.4478155556" calcext:value-type="float">
            <text:p><text:s/>17,652 <text:s/></text:p>
          </table:table-cell>
          <table:table-cell table:style-name="ce34" office:value-type="float" office:value="8228" calcext:value-type="float">
            <text:p><text:s/>8,228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3" office:value-type="string" calcext:value-type="string">
            <text:p><text:s/>2月</text:p>
          </table:table-cell>
          <table:table-cell table:style-name="ce19"/>
          <table:table-cell table:style-name="ce24" office:value-type="float" office:value="244343.247137714" calcext:value-type="float">
            <text:p><text:s/>244,343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161.13" calcext:value-type="float">
            <text:p><text:s/>161 <text:s/></text:p>
          </table:table-cell>
          <table:table-cell table:style-name="ce30" office:value-type="float" office:value="6076.0509890521" calcext:value-type="float">
            <text:p><text:s/>6,076 <text:s/></text:p>
          </table:table-cell>
          <table:table-cell table:style-name="ce30" office:value-type="float" office:value="7968.49511111111" calcext:value-type="float">
            <text:p><text:s/>7,968 <text:s/></text:p>
          </table:table-cell>
          <table:table-cell table:style-name="ce30" office:value-type="float" office:value="139178.007793106" calcext:value-type="float">
            <text:p><text:s/>139,178 <text:s/></text:p>
          </table:table-cell>
          <table:table-cell table:style-name="ce30" office:value-type="float" office:value="22893.9995133333" calcext:value-type="float">
            <text:p><text:s/>22,894 <text:s/></text:p>
          </table:table-cell>
          <table:table-cell table:style-name="ce30" office:value-type="float" office:value="136.480088888889" calcext:value-type="float">
            <text:p><text:s/>136 <text:s/></text:p>
          </table:table-cell>
          <table:table-cell table:style-name="ce30" office:value-type="float" office:value="41572.2301977778" calcext:value-type="float">
            <text:p><text:s/>41,572 <text:s/></text:p>
          </table:table-cell>
          <table:table-cell table:style-name="ce30" office:value-type="float" office:value="18134.8534444444" calcext:value-type="float">
            <text:p><text:s/>18,135 <text:s/></text:p>
          </table:table-cell>
          <table:table-cell table:style-name="ce34" office:value-type="float" office:value="8222" calcext:value-type="float">
            <text:p><text:s/>8,222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3" office:value-type="string" calcext:value-type="string">
            <text:p><text:s/>3月</text:p>
          </table:table-cell>
          <table:table-cell table:style-name="ce19"/>
          <table:table-cell table:style-name="ce24" office:value-type="float" office:value="260750.339215904" calcext:value-type="float">
            <text:p><text:s/>260,750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178.44" calcext:value-type="float">
            <text:p><text:s/>178 <text:s/></text:p>
          </table:table-cell>
          <table:table-cell table:style-name="ce30" office:value-type="float" office:value="6416.8080399541" calcext:value-type="float">
            <text:p><text:s/>6,417 <text:s/></text:p>
          </table:table-cell>
          <table:table-cell table:style-name="ce30" office:value-type="float" office:value="7242.59288888889" calcext:value-type="float">
            <text:p><text:s/>7,243 <text:s/></text:p>
          </table:table-cell>
          <table:table-cell table:style-name="ce30" office:value-type="float" office:value="140086.05705195" calcext:value-type="float">
            <text:p><text:s/>140,086 <text:s/></text:p>
          </table:table-cell>
          <table:table-cell table:style-name="ce30" office:value-type="float" office:value="23489.9383288889" calcext:value-type="float">
            <text:p><text:s/>23,490 <text:s/></text:p>
          </table:table-cell>
          <table:table-cell table:style-name="ce30" office:value-type="float" office:value="93.0500888888889" calcext:value-type="float">
            <text:p><text:s/>93 <text:s/></text:p>
          </table:table-cell>
          <table:table-cell table:style-name="ce30" office:value-type="float" office:value="44241.580624" calcext:value-type="float">
            <text:p><text:s/>44,242 <text:s/></text:p>
          </table:table-cell>
          <table:table-cell table:style-name="ce30" office:value-type="float" office:value="30757.8721933333" calcext:value-type="float">
            <text:p><text:s/>30,758 <text:s/></text:p>
          </table:table-cell>
          <table:table-cell table:style-name="ce34" office:value-type="float" office:value="8244" calcext:value-type="float">
            <text:p><text:s/>8,244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3" office:value-type="string" calcext:value-type="string">
            <text:p><text:s/>4月</text:p>
          </table:table-cell>
          <table:table-cell table:style-name="ce19"/>
          <table:table-cell table:style-name="ce24" office:value-type="float" office:value="233155.595844458" calcext:value-type="float">
            <text:p><text:s/>233,156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201.89" calcext:value-type="float">
            <text:p><text:s/>202 <text:s/></text:p>
          </table:table-cell>
          <table:table-cell table:style-name="ce30" office:value-type="float" office:value="5593.2757671292" calcext:value-type="float">
            <text:p><text:s/>5,593 <text:s/></text:p>
          </table:table-cell>
          <table:table-cell table:style-name="ce30" office:value-type="float" office:value="7733.58666666667" calcext:value-type="float">
            <text:p><text:s/>7,734 <text:s/></text:p>
          </table:table-cell>
          <table:table-cell table:style-name="ce30" office:value-type="float" office:value="126682.623730662" calcext:value-type="float">
            <text:p><text:s/>126,683 <text:s/></text:p>
          </table:table-cell>
          <table:table-cell table:style-name="ce30" office:value-type="float" office:value="20862.43298" calcext:value-type="float">
            <text:p><text:s/>20,862 <text:s/></text:p>
          </table:table-cell>
          <table:table-cell table:style-name="ce30" office:value-type="float" office:value="417.379022222222" calcext:value-type="float">
            <text:p><text:s/>417 <text:s/></text:p>
          </table:table-cell>
          <table:table-cell table:style-name="ce30" office:value-type="float" office:value="46400.05558" calcext:value-type="float">
            <text:p><text:s/>46,400 <text:s/></text:p>
          </table:table-cell>
          <table:table-cell table:style-name="ce30" office:value-type="float" office:value="16970.3520977778" calcext:value-type="float">
            <text:p><text:s/>16,970 <text:s/></text:p>
          </table:table-cell>
          <table:table-cell table:style-name="ce34" office:value-type="float" office:value="8294" calcext:value-type="float">
            <text:p><text:s/>8,294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3" office:value-type="string" calcext:value-type="string">
            <text:p><text:s/>5月</text:p>
          </table:table-cell>
          <table:table-cell table:style-name="ce19"/>
          <table:table-cell table:style-name="ce24" office:value-type="float" office:value="236958.889536436" calcext:value-type="float">
            <text:p><text:s/>236,959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110.67" calcext:value-type="float">
            <text:p><text:s/>111 <text:s/></text:p>
          </table:table-cell>
          <table:table-cell table:style-name="ce30" office:value-type="float" office:value="6240.1122073329" calcext:value-type="float">
            <text:p><text:s/>6,240 <text:s/></text:p>
          </table:table-cell>
          <table:table-cell table:style-name="ce30" office:value-type="float" office:value="8075.21866666667" calcext:value-type="float">
            <text:p><text:s/>8,075 <text:s/></text:p>
          </table:table-cell>
          <table:table-cell table:style-name="ce30" office:value-type="float" office:value="126741.475969104" calcext:value-type="float">
            <text:p><text:s/>126,741 <text:s/></text:p>
          </table:table-cell>
          <table:table-cell table:style-name="ce30" office:value-type="float" office:value="29820.2582444444" calcext:value-type="float">
            <text:p><text:s/>29,820 <text:s/></text:p>
          </table:table-cell>
          <table:table-cell table:style-name="ce30" office:value-type="float" office:value="125.365066666667" calcext:value-type="float">
            <text:p><text:s/>125 <text:s/></text:p>
          </table:table-cell>
          <table:table-cell table:style-name="ce30" office:value-type="float" office:value="49433.8617177778" calcext:value-type="float">
            <text:p><text:s/>49,434 <text:s/></text:p>
          </table:table-cell>
          <table:table-cell table:style-name="ce30" office:value-type="float" office:value="8040.92766444444" calcext:value-type="float">
            <text:p><text:s/>8,041 <text:s/></text:p>
          </table:table-cell>
          <table:table-cell table:style-name="ce34" office:value-type="float" office:value="8371" calcext:value-type="float">
            <text:p><text:s/>8,371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3" office:value-type="string" calcext:value-type="string">
            <text:p><text:s/>6月</text:p>
          </table:table-cell>
          <table:table-cell table:style-name="ce19"/>
          <table:table-cell table:style-name="ce24" office:value-type="float" office:value="264330.064585308" calcext:value-type="float">
            <text:p><text:s/>264,330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135.59" calcext:value-type="float">
            <text:p><text:s/>136 <text:s/></text:p>
          </table:table-cell>
          <table:table-cell table:style-name="ce30" office:value-type="float" office:value="6708.8331503278" calcext:value-type="float">
            <text:p><text:s/>6,709 <text:s/></text:p>
          </table:table-cell>
          <table:table-cell table:style-name="ce30" office:value-type="float" office:value="8076.65155555556" calcext:value-type="float">
            <text:p><text:s/>8,077 <text:s/></text:p>
          </table:table-cell>
          <table:table-cell table:style-name="ce30" office:value-type="float" office:value="140081.815286091" calcext:value-type="float">
            <text:p><text:s/>140,082 <text:s/></text:p>
          </table:table-cell>
          <table:table-cell table:style-name="ce30" office:value-type="float" office:value="34327.4158088889" calcext:value-type="float">
            <text:p><text:s/>34,327 <text:s/></text:p>
          </table:table-cell>
          <table:table-cell table:style-name="ce30" office:value-type="float" office:value="159.170711111111" calcext:value-type="float">
            <text:p><text:s/>159 <text:s/></text:p>
          </table:table-cell>
          <table:table-cell table:style-name="ce30" office:value-type="float" office:value="52119.27574" calcext:value-type="float">
            <text:p><text:s/>52,119 <text:s/></text:p>
          </table:table-cell>
          <table:table-cell table:style-name="ce30" office:value-type="float" office:value="14245.3123333333" calcext:value-type="float">
            <text:p><text:s/>14,245 <text:s/></text:p>
          </table:table-cell>
          <table:table-cell table:style-name="ce34" office:value-type="float" office:value="8476" calcext:value-type="float">
            <text:p><text:s/>8,476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3" office:value-type="string" calcext:value-type="string">
            <text:p><text:s/>7月</text:p>
          </table:table-cell>
          <table:table-cell table:style-name="ce19"/>
          <table:table-cell table:style-name="ce24" office:value-type="float" office:value="272825.192260724" calcext:value-type="float">
            <text:p><text:s/>272,825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173.31" calcext:value-type="float">
            <text:p><text:s/>173 <text:s/></text:p>
          </table:table-cell>
          <table:table-cell table:style-name="ce30" office:value-type="float" office:value="7541.3158759606" calcext:value-type="float">
            <text:p><text:s/>7,541 <text:s/></text:p>
          </table:table-cell>
          <table:table-cell table:style-name="ce30" office:value-type="float" office:value="8021.34933333333" calcext:value-type="float">
            <text:p><text:s/>8,021 <text:s/></text:p>
          </table:table-cell>
          <table:table-cell table:style-name="ce30" office:value-type="float" office:value="150501.815900319" calcext:value-type="float">
            <text:p><text:s/>150,502 <text:s/></text:p>
          </table:table-cell>
          <table:table-cell table:style-name="ce30" office:value-type="float" office:value="26606.2304111111" calcext:value-type="float">
            <text:p><text:s/>26,606 <text:s/></text:p>
          </table:table-cell>
          <table:table-cell table:style-name="ce30" office:value-type="float" office:value="157.795666666667" calcext:value-type="float">
            <text:p><text:s/>158 <text:s/></text:p>
          </table:table-cell>
          <table:table-cell table:style-name="ce30" office:value-type="float" office:value="61159.7845577778" calcext:value-type="float">
            <text:p><text:s/>61,160 <text:s/></text:p>
          </table:table-cell>
          <table:table-cell table:style-name="ce30" office:value-type="float" office:value="10055.5905155556" calcext:value-type="float">
            <text:p><text:s/>10,056 <text:s/></text:p>
          </table:table-cell>
          <table:table-cell table:style-name="ce34" office:value-type="float" office:value="8608" calcext:value-type="float">
            <text:p><text:s/>8,608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3" office:value-type="string" calcext:value-type="string">
            <text:p><text:s/>8月</text:p>
          </table:table-cell>
          <table:table-cell table:style-name="ce19"/>
          <table:table-cell table:style-name="ce24" office:value-type="float" office:value="246937.588622779" calcext:value-type="float">
            <text:p><text:s/>246,938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161.96" calcext:value-type="float">
            <text:p><text:s/>162 <text:s/></text:p>
          </table:table-cell>
          <table:table-cell table:style-name="ce30" office:value-type="float" office:value="7089.2696951071" calcext:value-type="float">
            <text:p><text:s/>7,089 <text:s/></text:p>
          </table:table-cell>
          <table:table-cell table:style-name="ce30" office:value-type="float" office:value="7981.39911111111" calcext:value-type="float">
            <text:p><text:s/>7,981 <text:s/></text:p>
          </table:table-cell>
          <table:table-cell table:style-name="ce30" office:value-type="float" office:value="140817.811736117" calcext:value-type="float">
            <text:p><text:s/>140,818 <text:s/></text:p>
          </table:table-cell>
          <table:table-cell table:style-name="ce30" office:value-type="float" office:value="19922.2268" calcext:value-type="float">
            <text:p><text:s/>19,922 <text:s/></text:p>
          </table:table-cell>
          <table:table-cell table:style-name="ce30" office:value-type="float" office:value="145.533977777778" calcext:value-type="float">
            <text:p><text:s/>146 <text:s/></text:p>
          </table:table-cell>
          <table:table-cell table:style-name="ce30" office:value-type="float" office:value="55643.0263048889" calcext:value-type="float">
            <text:p><text:s/>55,643 <text:s/></text:p>
          </table:table-cell>
          <table:table-cell table:style-name="ce30" office:value-type="float" office:value="6408.36099777778" calcext:value-type="float">
            <text:p><text:s/>6,408 <text:s/></text:p>
          </table:table-cell>
          <table:table-cell table:style-name="ce34" office:value-type="float" office:value="8768" calcext:value-type="float">
            <text:p><text:s/>8,768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3" office:value-type="string" calcext:value-type="string">
            <text:p><text:s/>9月</text:p>
          </table:table-cell>
          <table:table-cell table:style-name="ce19"/>
          <table:table-cell table:style-name="ce24" office:value-type="float" office:value="243997.350073476" calcext:value-type="float">
            <text:p><text:s/>243,997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145.69" calcext:value-type="float">
            <text:p><text:s/>146 <text:s/></text:p>
          </table:table-cell>
          <table:table-cell table:style-name="ce30" office:value-type="float" office:value="7376.6316987123" calcext:value-type="float">
            <text:p><text:s/>7,377 <text:s/></text:p>
          </table:table-cell>
          <table:table-cell table:style-name="ce30" office:value-type="float" office:value="8000.57333333333" calcext:value-type="float">
            <text:p><text:s/>8,001 <text:s/></text:p>
          </table:table-cell>
          <table:table-cell table:style-name="ce30" office:value-type="float" office:value="135204.653134763" calcext:value-type="float">
            <text:p><text:s/>135,205 <text:s/></text:p>
          </table:table-cell>
          <table:table-cell table:style-name="ce30" office:value-type="float" office:value="21406.7348155556" calcext:value-type="float">
            <text:p><text:s/>21,407 <text:s/></text:p>
          </table:table-cell>
          <table:table-cell table:style-name="ce30" office:value-type="float" office:value="170.285733333333" calcext:value-type="float">
            <text:p><text:s/>170 <text:s/></text:p>
          </table:table-cell>
          <table:table-cell table:style-name="ce30" office:value-type="float" office:value="52235.4549555556" calcext:value-type="float">
            <text:p><text:s/>52,235 <text:s/></text:p>
          </table:table-cell>
          <table:table-cell table:style-name="ce30" office:value-type="float" office:value="10502.3264022222" calcext:value-type="float">
            <text:p><text:s/>10,502 <text:s/></text:p>
          </table:table-cell>
          <table:table-cell table:style-name="ce34" office:value-type="float" office:value="8955" calcext:value-type="float">
            <text:p><text:s/>8,955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3" office:value-type="string" calcext:value-type="string">
            <text:p>10月</text:p>
          </table:table-cell>
          <table:table-cell table:style-name="ce19"/>
          <table:table-cell table:style-name="ce24" office:value-type="float" office:value="277049.073355192" calcext:value-type="float">
            <text:p><text:s/>277,049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155.59" calcext:value-type="float">
            <text:p><text:s/>156 <text:s/></text:p>
          </table:table-cell>
          <table:table-cell table:style-name="ce30" office:value-type="float" office:value="6892.761176954" calcext:value-type="float">
            <text:p><text:s/>6,893 <text:s/></text:p>
          </table:table-cell>
          <table:table-cell table:style-name="ce30" office:value-type="float" office:value="7664.67111111111" calcext:value-type="float">
            <text:p><text:s/>7,665 <text:s/></text:p>
          </table:table-cell>
          <table:table-cell table:style-name="ce30" office:value-type="float" office:value="131963.609766682" calcext:value-type="float">
            <text:p><text:s/>131,964 <text:s/></text:p>
          </table:table-cell>
          <table:table-cell table:style-name="ce30" office:value-type="float" office:value="29027.5154044445" calcext:value-type="float">
            <text:p><text:s/>29,028 <text:s/></text:p>
          </table:table-cell>
          <table:table-cell table:style-name="ce30" office:value-type="float" office:value="183.8078" calcext:value-type="float">
            <text:p><text:s/>184 <text:s/></text:p>
          </table:table-cell>
          <table:table-cell table:style-name="ce30" office:value-type="float" office:value="57024.2079004444" calcext:value-type="float">
            <text:p><text:s/>57,024 <text:s/></text:p>
          </table:table-cell>
          <table:table-cell table:style-name="ce30" office:value-type="float" office:value="34965.9101955556" calcext:value-type="float">
            <text:p><text:s/>34,966 <text:s/></text:p>
          </table:table-cell>
          <table:table-cell table:style-name="ce34" office:value-type="float" office:value="9171" calcext:value-type="float">
            <text:p><text:s/>9,171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3" office:value-type="string" calcext:value-type="string">
            <text:p>11月</text:p>
          </table:table-cell>
          <table:table-cell table:style-name="ce19"/>
          <table:table-cell table:style-name="ce24" office:value-type="float" office:value="258315.109494331" calcext:value-type="float">
            <text:p><text:s/>258,315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203.11" calcext:value-type="float">
            <text:p><text:s/>203 <text:s/></text:p>
          </table:table-cell>
          <table:table-cell table:style-name="ce30" office:value-type="float" office:value="7222.7098099721" calcext:value-type="float">
            <text:p><text:s/>7,223 <text:s/></text:p>
          </table:table-cell>
          <table:table-cell table:style-name="ce30" office:value-type="float" office:value="6830.52888888889" calcext:value-type="float">
            <text:p><text:s/>6,831 <text:s/></text:p>
          </table:table-cell>
          <table:table-cell table:style-name="ce30" office:value-type="float" office:value="130543.156080137" calcext:value-type="float">
            <text:p><text:s/>130,543 <text:s/></text:p>
          </table:table-cell>
          <table:table-cell table:style-name="ce30" office:value-type="float" office:value="19484.6684511111" calcext:value-type="float">
            <text:p><text:s/>19,485 <text:s/></text:p>
          </table:table-cell>
          <table:table-cell table:style-name="ce30" office:value-type="float" office:value="135.793044444444" calcext:value-type="float">
            <text:p><text:s/>136 <text:s/></text:p>
          </table:table-cell>
          <table:table-cell table:style-name="ce30" office:value-type="float" office:value="55659.9172686667" calcext:value-type="float">
            <text:p><text:s/>55,660 <text:s/></text:p>
          </table:table-cell>
          <table:table-cell table:style-name="ce30" office:value-type="float" office:value="28822.2259511111" calcext:value-type="float">
            <text:p><text:s/>28,822 <text:s/></text:p>
          </table:table-cell>
          <table:table-cell table:style-name="ce34" office:value-type="float" office:value="9413" calcext:value-type="float">
            <text:p><text:s/>9,413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3" office:value-type="string" calcext:value-type="string">
            <text:p>1 - 11月</text:p>
          </table:table-cell>
          <table:table-cell table:style-name="ce19"/>
          <table:table-cell table:style-name="ce24" office:value-type="float" office:value="2775016.88687285" calcext:value-type="float">
            <text:p><text:s/>2,775,017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1881.24" calcext:value-type="float">
            <text:p><text:s/>1,881 <text:s/></text:p>
          </table:table-cell>
          <table:table-cell table:style-name="ce30" office:value-type="float" office:value="71881.0075483052" calcext:value-type="float">
            <text:p><text:s/>71,881 <text:s/></text:p>
          </table:table-cell>
          <table:table-cell table:style-name="ce30" office:value-type="float" office:value="86187.184" calcext:value-type="float">
            <text:p><text:s/>86,187 <text:s/></text:p>
          </table:table-cell>
          <table:table-cell table:style-name="ce30" office:value-type="float" office:value="1511104.02328433" calcext:value-type="float">
            <text:p><text:s/>1,511,104 <text:s/></text:p>
          </table:table-cell>
          <table:table-cell table:style-name="ce30" office:value-type="float" office:value="266410.962348889" calcext:value-type="float">
            <text:p><text:s/>266,411 <text:s/></text:p>
          </table:table-cell>
          <table:table-cell table:style-name="ce30" office:value-type="float" office:value="1765.68511111111" calcext:value-type="float">
            <text:p><text:s/>1,766 <text:s/></text:p>
          </table:table-cell>
          <table:table-cell table:style-name="ce30" office:value-type="float" office:value="544480.604969111" calcext:value-type="float">
            <text:p><text:s/>544,481 <text:s/></text:p>
          </table:table-cell>
          <table:table-cell table:style-name="ce30" office:value-type="float" office:value="196556.179611111" calcext:value-type="float">
            <text:p><text:s/>196,556 <text:s/></text:p>
          </table:table-cell>
          <table:table-cell table:style-name="ce34" office:value-type="float" office:value="94750" calcext:value-type="float">
            <text:p><text:s/>94,750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3" office:value-type="string" calcext:value-type="string">
            <text:p>12月</text:p>
          </table:table-cell>
          <table:table-cell table:style-name="ce19"/>
          <table:table-cell table:style-name="ce24" office:value-type="float" office:value="282178.586476206" calcext:value-type="float">
            <text:p><text:s/>282,179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288.64" calcext:value-type="float">
            <text:p><text:s/>289 <text:s/></text:p>
          </table:table-cell>
          <table:table-cell table:style-name="ce30" office:value-type="float" office:value="7791.70290575" calcext:value-type="float">
            <text:p><text:s/>7,792 <text:s/></text:p>
          </table:table-cell>
          <table:table-cell table:style-name="ce30" office:value-type="float" office:value="7448.37244444444" calcext:value-type="float">
            <text:p><text:s/>7,448 <text:s/></text:p>
          </table:table-cell>
          <table:table-cell table:style-name="ce30" office:value-type="float" office:value="160914.630767567" calcext:value-type="float">
            <text:p><text:s/>160,915 <text:s/></text:p>
          </table:table-cell>
          <table:table-cell table:style-name="ce30" office:value-type="float" office:value="22085.8116466667" calcext:value-type="float">
            <text:p><text:s/>22,086 <text:s/></text:p>
          </table:table-cell>
          <table:table-cell table:style-name="ce30" office:value-type="float" office:value="61.0781555555556" calcext:value-type="float">
            <text:p><text:s/>61 <text:s/></text:p>
          </table:table-cell>
          <table:table-cell table:style-name="ce30" office:value-type="float" office:value="37961.9708473333" calcext:value-type="float">
            <text:p><text:s/>37,962 <text:s/></text:p>
          </table:table-cell>
          <table:table-cell table:style-name="ce30" office:value-type="float" office:value="35942.3797088889" calcext:value-type="float">
            <text:p><text:s/>35,942 <text:s/></text:p>
          </table:table-cell>
          <table:table-cell table:style-name="ce34" office:value-type="float" office:value="9684" calcext:value-type="float">
            <text:p><text:s/>9,684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3" office:value-type="string" calcext:value-type="string">
            <text:p>1 - 12月</text:p>
          </table:table-cell>
          <table:table-cell table:style-name="ce19"/>
          <table:table-cell table:style-name="ce24" office:value-type="float" office:value="3057195.47334906" calcext:value-type="float">
            <text:p><text:s/>3,057,195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2169.88" calcext:value-type="float">
            <text:p><text:s/>2,170 <text:s/></text:p>
          </table:table-cell>
          <table:table-cell table:style-name="ce30" office:value-type="float" office:value="79672.7104540552" calcext:value-type="float">
            <text:p><text:s/>79,673 <text:s/></text:p>
          </table:table-cell>
          <table:table-cell table:style-name="ce30" office:value-type="float" office:value="93635.5564444444" calcext:value-type="float">
            <text:p><text:s/>93,636 <text:s/></text:p>
          </table:table-cell>
          <table:table-cell table:style-name="ce30" office:value-type="float" office:value="1672018.65405189" calcext:value-type="float">
            <text:p><text:s/>1,672,019 <text:s/></text:p>
          </table:table-cell>
          <table:table-cell table:style-name="ce30" office:value-type="float" office:value="288496.773995555" calcext:value-type="float">
            <text:p><text:s/>288,497 <text:s/></text:p>
          </table:table-cell>
          <table:table-cell table:style-name="ce30" office:value-type="float" office:value="1826.76326666667" calcext:value-type="float">
            <text:p><text:s/>1,827 <text:s/></text:p>
          </table:table-cell>
          <table:table-cell table:style-name="ce30" office:value-type="float" office:value="582442.575816445" calcext:value-type="float">
            <text:p><text:s/>582,443 <text:s/></text:p>
          </table:table-cell>
          <table:table-cell table:style-name="ce30" office:value-type="float" office:value="232498.55932" calcext:value-type="float">
            <text:p><text:s/>232,499 <text:s/></text:p>
          </table:table-cell>
          <table:table-cell table:style-name="ce34" office:value-type="float" office:value="104434" calcext:value-type="float">
            <text:p><text:s/>104,434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3"/>
          <table:table-cell table:style-name="ce19"/>
          <table:table-cell table:style-name="ce24"/>
          <table:table-cell table:style-name="ce30" table:number-columns-repeated="10"/>
          <table:table-cell table:style-name="ce34"/>
          <table:table-cell table:number-columns-repeated="1009"/>
        </table:table-row>
        <table:table-row table:style-name="ro4">
          <table:table-cell table:style-name="ce5" office:value-type="string" calcext:value-type="string">
            <text:p>民國110年</text:p>
          </table:table-cell>
          <table:table-cell table:style-name="ce13" office:value-type="string" calcext:value-type="string">
            <text:p><text:s/>1月</text:p>
          </table:table-cell>
          <table:table-cell table:style-name="ce19"/>
          <table:table-cell table:style-name="ce24" office:value-type="float" office:value="263263.36771604" calcext:value-type="float">
            <text:p><text:s/>263,263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591.89" calcext:value-type="float">
            <text:p><text:s/>592 <text:s/></text:p>
          </table:table-cell>
          <table:table-cell table:style-name="ce30" office:value-type="float" office:value="7771.9679568458" calcext:value-type="float">
            <text:p><text:s/>7,772 <text:s/></text:p>
          </table:table-cell>
          <table:table-cell table:style-name="ce30" office:value-type="float" office:value="7897.90755555556" calcext:value-type="float">
            <text:p><text:s/>7,898 <text:s/></text:p>
          </table:table-cell>
          <table:table-cell table:style-name="ce30" office:value-type="float" office:value="154212.711841417" calcext:value-type="float">
            <text:p><text:s/>154,213 <text:s/></text:p>
          </table:table-cell>
          <table:table-cell table:style-name="ce30" office:value-type="float" office:value="20873.7156066667" calcext:value-type="float">
            <text:p><text:s/>20,874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38261.4117533333" calcext:value-type="float">
            <text:p><text:s/>38,261 <text:s/></text:p>
          </table:table-cell>
          <table:table-cell table:style-name="ce30" office:value-type="float" office:value="25431.7630022222" calcext:value-type="float">
            <text:p><text:s/>25,432 <text:s/></text:p>
          </table:table-cell>
          <table:table-cell table:style-name="ce34" office:value-type="float" office:value="8222" calcext:value-type="float">
            <text:p><text:s/>8,222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3" office:value-type="string" calcext:value-type="string">
            <text:p><text:s/>2月</text:p>
          </table:table-cell>
          <table:table-cell table:style-name="ce19"/>
          <table:table-cell table:style-name="ce24" office:value-type="float" office:value="228901.178001996" calcext:value-type="float">
            <text:p><text:s/>228,901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273.56" calcext:value-type="float">
            <text:p><text:s/>274 <text:s/></text:p>
          </table:table-cell>
          <table:table-cell table:style-name="ce30" office:value-type="float" office:value="6496.7338178006" calcext:value-type="float">
            <text:p><text:s/>6,497 <text:s/></text:p>
          </table:table-cell>
          <table:table-cell table:style-name="ce30" office:value-type="float" office:value="7649.49511111111" calcext:value-type="float">
            <text:p><text:s/>7,649 <text:s/></text:p>
          </table:table-cell>
          <table:table-cell table:style-name="ce30" office:value-type="float" office:value="134186.012681973" calcext:value-type="float">
            <text:p><text:s/>134,186 <text:s/></text:p>
          </table:table-cell>
          <table:table-cell table:style-name="ce30" office:value-type="float" office:value="17416.1673066667" calcext:value-type="float">
            <text:p><text:s/>17,416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38599.9000133333" calcext:value-type="float">
            <text:p><text:s/>38,600 <text:s/></text:p>
          </table:table-cell>
          <table:table-cell table:style-name="ce30" office:value-type="float" office:value="16035.3090711111" calcext:value-type="float">
            <text:p><text:s/>16,035 <text:s/></text:p>
          </table:table-cell>
          <table:table-cell table:style-name="ce34" office:value-type="float" office:value="8244" calcext:value-type="float">
            <text:p><text:s/>8,244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3" office:value-type="string" calcext:value-type="string">
            <text:p><text:s/>3月</text:p>
          </table:table-cell>
          <table:table-cell table:style-name="ce19"/>
          <table:table-cell table:style-name="ce24" office:value-type="float" office:value="248997.662232124" calcext:value-type="float">
            <text:p><text:s/>248,998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154.73" calcext:value-type="float">
            <text:p><text:s/>155 <text:s/></text:p>
          </table:table-cell>
          <table:table-cell table:style-name="ce30" office:value-type="float" office:value="9080.158209304" calcext:value-type="float">
            <text:p><text:s/>9,080 <text:s/></text:p>
          </table:table-cell>
          <table:table-cell table:style-name="ce30" office:value-type="float" office:value="8075.336" calcext:value-type="float">
            <text:p><text:s/>8,075 <text:s/></text:p>
          </table:table-cell>
          <table:table-cell table:style-name="ce30" office:value-type="float" office:value="137638.789525042" calcext:value-type="float">
            <text:p><text:s/>137,639 <text:s/></text:p>
          </table:table-cell>
          <table:table-cell table:style-name="ce30" office:value-type="float" office:value="15742.7545577778" calcext:value-type="float">
            <text:p><text:s/>15,743 <text:s/></text:p>
          </table:table-cell>
          <table:table-cell table:style-name="ce30" office:value-type="float" office:value="7.10455555555556" calcext:value-type="float">
            <text:p><text:s/>7 <text:s/></text:p>
          </table:table-cell>
          <table:table-cell table:style-name="ce30" office:value-type="float" office:value="52721.11664" calcext:value-type="float">
            <text:p><text:s/>52,721 <text:s/></text:p>
          </table:table-cell>
          <table:table-cell table:style-name="ce30" office:value-type="float" office:value="17283.6727444444" calcext:value-type="float">
            <text:p><text:s/>17,284 <text:s/></text:p>
          </table:table-cell>
          <table:table-cell table:style-name="ce34" office:value-type="float" office:value="8294" calcext:value-type="float">
            <text:p><text:s/>8,294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3" office:value-type="string" calcext:value-type="string">
            <text:p><text:s/>4月</text:p>
          </table:table-cell>
          <table:table-cell table:style-name="ce19"/>
          <table:table-cell table:style-name="ce24" office:value-type="float" office:value="246622.021748664" calcext:value-type="float">
            <text:p><text:s/>246,622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159" calcext:value-type="float">
            <text:p><text:s/>159 <text:s/></text:p>
          </table:table-cell>
          <table:table-cell table:style-name="ce30" office:value-type="float" office:value="7742.9356360423" calcext:value-type="float">
            <text:p><text:s/>7,743 <text:s/></text:p>
          </table:table-cell>
          <table:table-cell table:style-name="ce30" office:value-type="float" office:value="8312.08711111111" calcext:value-type="float">
            <text:p><text:s/>8,312 <text:s/></text:p>
          </table:table-cell>
          <table:table-cell table:style-name="ce30" office:value-type="float" office:value="129515.956875444" calcext:value-type="float">
            <text:p><text:s/>129,516 <text:s/></text:p>
          </table:table-cell>
          <table:table-cell table:style-name="ce30" office:value-type="float" office:value="13118.8699044444" calcext:value-type="float">
            <text:p><text:s/>13,119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62574.1305349556" calcext:value-type="float">
            <text:p><text:s/>62,574 <text:s/></text:p>
          </table:table-cell>
          <table:table-cell table:style-name="ce30" office:value-type="float" office:value="16828.0416866667" calcext:value-type="float">
            <text:p><text:s/>16,828 <text:s/></text:p>
          </table:table-cell>
          <table:table-cell table:style-name="ce34" office:value-type="float" office:value="8371" calcext:value-type="float">
            <text:p><text:s/>8,371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3" office:value-type="string" calcext:value-type="string">
            <text:p><text:s/>5月</text:p>
          </table:table-cell>
          <table:table-cell table:style-name="ce19"/>
          <table:table-cell table:style-name="ce24" office:value-type="float" office:value="261452.485670425" calcext:value-type="float">
            <text:p><text:s/>261,452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192.51" calcext:value-type="float">
            <text:p><text:s/>193 <text:s/></text:p>
          </table:table-cell>
          <table:table-cell table:style-name="ce30" office:value-type="float" office:value="7729.1470659574" calcext:value-type="float">
            <text:p><text:s/>7,729 <text:s/></text:p>
          </table:table-cell>
          <table:table-cell table:style-name="ce30" office:value-type="float" office:value="8659.07822222222" calcext:value-type="float">
            <text:p><text:s/>8,659 <text:s/></text:p>
          </table:table-cell>
          <table:table-cell table:style-name="ce30" office:value-type="float" office:value="137932.556760023" calcext:value-type="float">
            <text:p><text:s/>137,933 <text:s/></text:p>
          </table:table-cell>
          <table:table-cell table:style-name="ce30" office:value-type="float" office:value="14171.7914111111" calcext:value-type="float">
            <text:p><text:s/>14,172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74646.6909844444" calcext:value-type="float">
            <text:p><text:s/>74,647 <text:s/></text:p>
          </table:table-cell>
          <table:table-cell table:style-name="ce30" office:value-type="float" office:value="9726.71122666667" calcext:value-type="float">
            <text:p><text:s/>9,727 <text:s/></text:p>
          </table:table-cell>
          <table:table-cell table:style-name="ce34" office:value-type="float" office:value="8394" calcext:value-type="float">
            <text:p><text:s/>8,394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3" office:value-type="string" calcext:value-type="string">
            <text:p><text:s/>6月</text:p>
          </table:table-cell>
          <table:table-cell table:style-name="ce19"/>
          <table:table-cell table:style-name="ce24" office:value-type="float" office:value="272725.739175829" calcext:value-type="float">
            <text:p><text:s/>272,726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171.17" calcext:value-type="float">
            <text:p><text:s/>171 <text:s/></text:p>
          </table:table-cell>
          <table:table-cell table:style-name="ce30" office:value-type="float" office:value="6693.5993672615" calcext:value-type="float">
            <text:p><text:s/>6,694 <text:s/></text:p>
          </table:table-cell>
          <table:table-cell table:style-name="ce30" office:value-type="float" office:value="8407.05066666667" calcext:value-type="float">
            <text:p><text:s/>8,407 <text:s/></text:p>
          </table:table-cell>
          <table:table-cell table:style-name="ce30" office:value-type="float" office:value="146851.933585812" calcext:value-type="float">
            <text:p><text:s/>146,852 <text:s/></text:p>
          </table:table-cell>
          <table:table-cell table:style-name="ce30" office:value-type="float" office:value="28045.6403133333" calcext:value-type="float">
            <text:p><text:s/>28,046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64082.4694916444" calcext:value-type="float">
            <text:p><text:s/>64,082 <text:s/></text:p>
          </table:table-cell>
          <table:table-cell table:style-name="ce30" office:value-type="float" office:value="10029.8757511111" calcext:value-type="float">
            <text:p><text:s/>10,030 <text:s/></text:p>
          </table:table-cell>
          <table:table-cell table:style-name="ce34" office:value-type="float" office:value="8444" calcext:value-type="float">
            <text:p><text:s/>8,444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3" office:value-type="string" calcext:value-type="string">
            <text:p><text:s/>7月</text:p>
          </table:table-cell>
          <table:table-cell table:style-name="ce19"/>
          <table:table-cell table:style-name="ce24" office:value-type="float" office:value="297545.537530409" calcext:value-type="float">
            <text:p><text:s/>297,546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152.77" calcext:value-type="float">
            <text:p><text:s/>153 <text:s/></text:p>
          </table:table-cell>
          <table:table-cell table:style-name="ce30" office:value-type="float" office:value="8414.5683197881" calcext:value-type="float">
            <text:p><text:s/>8,415 <text:s/></text:p>
          </table:table-cell>
          <table:table-cell table:style-name="ce30" office:value-type="float" office:value="8625.45422222222" calcext:value-type="float">
            <text:p><text:s/>8,625 <text:s/></text:p>
          </table:table-cell>
          <table:table-cell table:style-name="ce30" office:value-type="float" office:value="145162.940886177" calcext:value-type="float">
            <text:p><text:s/>145,163 <text:s/></text:p>
          </table:table-cell>
          <table:table-cell table:style-name="ce30" office:value-type="float" office:value="29826.5422644444" calcext:value-type="float">
            <text:p><text:s/>29,827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81095.4801044445" calcext:value-type="float">
            <text:p><text:s/>81,095 <text:s/></text:p>
          </table:table-cell>
          <table:table-cell table:style-name="ce30" office:value-type="float" office:value="15773.7817333333" calcext:value-type="float">
            <text:p><text:s/>15,774 <text:s/></text:p>
          </table:table-cell>
          <table:table-cell table:style-name="ce34" office:value-type="float" office:value="8494" calcext:value-type="float">
            <text:p><text:s/>8,494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3" office:value-type="string" calcext:value-type="string">
            <text:p><text:s/>8月</text:p>
          </table:table-cell>
          <table:table-cell table:style-name="ce19"/>
          <table:table-cell table:style-name="ce24" office:value-type="float" office:value="295189.409668511" calcext:value-type="float">
            <text:p><text:s/>295,189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148.84" calcext:value-type="float">
            <text:p><text:s/>149 <text:s/></text:p>
          </table:table-cell>
          <table:table-cell table:style-name="ce30" office:value-type="float" office:value="7886.9918945952" calcext:value-type="float">
            <text:p><text:s/>7,887 <text:s/></text:p>
          </table:table-cell>
          <table:table-cell table:style-name="ce30" office:value-type="float" office:value="8581.10044444445" calcext:value-type="float">
            <text:p><text:s/>8,581 <text:s/></text:p>
          </table:table-cell>
          <table:table-cell table:style-name="ce30" office:value-type="float" office:value="144860.363105027" calcext:value-type="float">
            <text:p><text:s/>144,860 <text:s/></text:p>
          </table:table-cell>
          <table:table-cell table:style-name="ce30" office:value-type="float" office:value="54327.7672066667" calcext:value-type="float">
            <text:p><text:s/>54,328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64341.6952133333" calcext:value-type="float">
            <text:p><text:s/>64,342 <text:s/></text:p>
          </table:table-cell>
          <table:table-cell table:style-name="ce30" office:value-type="float" office:value="6087.65180444444" calcext:value-type="float">
            <text:p><text:s/>6,088 <text:s/></text:p>
          </table:table-cell>
          <table:table-cell table:style-name="ce34" office:value-type="float" office:value="8955" calcext:value-type="float">
            <text:p><text:s/>8,955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3" office:value-type="string" calcext:value-type="string">
            <text:p><text:s/>9月</text:p>
          </table:table-cell>
          <table:table-cell table:style-name="ce19"/>
          <table:table-cell table:style-name="ce24" office:value-type="float" office:value="286761.971970735" calcext:value-type="float">
            <text:p><text:s/>286,762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142.69" calcext:value-type="float">
            <text:p><text:s/>143 <text:s/></text:p>
          </table:table-cell>
          <table:table-cell table:style-name="ce30" office:value-type="float" office:value="8037.9363705701" calcext:value-type="float">
            <text:p><text:s/>8,038 <text:s/></text:p>
          </table:table-cell>
          <table:table-cell table:style-name="ce30" office:value-type="float" office:value="7703.93955555556" calcext:value-type="float">
            <text:p><text:s/>7,704 <text:s/></text:p>
          </table:table-cell>
          <table:table-cell table:style-name="ce30" office:value-type="float" office:value="141900.534997942" calcext:value-type="float">
            <text:p><text:s/>141,901 <text:s/></text:p>
          </table:table-cell>
          <table:table-cell table:style-name="ce30" office:value-type="float" office:value="36258.0148066667" calcext:value-type="float">
            <text:p><text:s/>36,258 <text:s/></text:p>
          </table:table-cell>
          <table:table-cell table:style-name="ce30" office:value-type="float" office:value="3425.17551111111" calcext:value-type="float">
            <text:p><text:s/>3,425 <text:s/></text:p>
          </table:table-cell>
          <table:table-cell table:style-name="ce30" office:value-type="float" office:value="75891.4156155556" calcext:value-type="float">
            <text:p><text:s/>75,891 <text:s/></text:p>
          </table:table-cell>
          <table:table-cell table:style-name="ce30" office:value-type="float" office:value="5225.26511333333" calcext:value-type="float">
            <text:p><text:s/>5,225 <text:s/></text:p>
          </table:table-cell>
          <table:table-cell table:style-name="ce34" office:value-type="float" office:value="8177" calcext:value-type="float">
            <text:p><text:s/>8,177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3" office:value-type="string" calcext:value-type="string">
            <text:p>10月</text:p>
          </table:table-cell>
          <table:table-cell table:style-name="ce19"/>
          <table:table-cell table:style-name="ce24" office:value-type="float" office:value="313282.60209646" calcext:value-type="float">
            <text:p><text:s/>313,283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142.22" calcext:value-type="float">
            <text:p><text:s/>142 <text:s/></text:p>
          </table:table-cell>
          <table:table-cell table:style-name="ce30" office:value-type="float" office:value="7746.4429718583" calcext:value-type="float">
            <text:p><text:s/>7,746 <text:s/></text:p>
          </table:table-cell>
          <table:table-cell table:style-name="ce30" office:value-type="float" office:value="7466.06488888889" calcext:value-type="float">
            <text:p><text:s/>7,466 <text:s/></text:p>
          </table:table-cell>
          <table:table-cell table:style-name="ce30" office:value-type="float" office:value="128032.392933491" calcext:value-type="float">
            <text:p><text:s/>128,032 <text:s/></text:p>
          </table:table-cell>
          <table:table-cell table:style-name="ce30" office:value-type="float" office:value="51109.5208822222" calcext:value-type="float">
            <text:p><text:s/>51,110 <text:s/></text:p>
          </table:table-cell>
          <table:table-cell table:style-name="ce30" office:value-type="float" office:value="1761.12711111111" calcext:value-type="float">
            <text:p><text:s/>1,761 <text:s/></text:p>
          </table:table-cell>
          <table:table-cell table:style-name="ce30" office:value-type="float" office:value="86996.0585933333" calcext:value-type="float">
            <text:p><text:s/>86,996 <text:s/></text:p>
          </table:table-cell>
          <table:table-cell table:style-name="ce30" office:value-type="float" office:value="21857.7747155556" calcext:value-type="float">
            <text:p><text:s/>21,858 <text:s/></text:p>
          </table:table-cell>
          <table:table-cell table:style-name="ce34" office:value-type="float" office:value="8171" calcext:value-type="float">
            <text:p><text:s/>8,171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3" office:value-type="string" calcext:value-type="string">
            <text:p>11月</text:p>
          </table:table-cell>
          <table:table-cell table:style-name="ce19"/>
          <table:table-cell table:style-name="ce24" office:value-type="float" office:value="282344.009955325" calcext:value-type="float">
            <text:p><text:s/>282,344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146.43" calcext:value-type="float">
            <text:p><text:s/>146 <text:s/></text:p>
          </table:table-cell>
          <table:table-cell table:style-name="ce30" office:value-type="float" office:value="8072.7945221513" calcext:value-type="float">
            <text:p><text:s/>8,073 <text:s/></text:p>
          </table:table-cell>
          <table:table-cell table:style-name="ce30" office:value-type="float" office:value="8015.24266666667" calcext:value-type="float">
            <text:p><text:s/>8,015 <text:s/></text:p>
          </table:table-cell>
          <table:table-cell table:style-name="ce30" office:value-type="float" office:value="130867.844939841" calcext:value-type="float">
            <text:p><text:s/>130,868 <text:s/></text:p>
          </table:table-cell>
          <table:table-cell table:style-name="ce30" office:value-type="float" office:value="29618.11276" calcext:value-type="float">
            <text:p><text:s/>29,618 <text:s/></text:p>
          </table:table-cell>
          <table:table-cell table:style-name="ce30" office:value-type="float" office:value="1776.41408888889" calcext:value-type="float">
            <text:p><text:s/>1,776 <text:s/></text:p>
          </table:table-cell>
          <table:table-cell table:style-name="ce30" office:value-type="float" office:value="64161.3983155555" calcext:value-type="float">
            <text:p><text:s/>64,161 <text:s/></text:p>
          </table:table-cell>
          <table:table-cell table:style-name="ce30" office:value-type="float" office:value="31519.7726622222" calcext:value-type="float">
            <text:p><text:s/>31,520 <text:s/></text:p>
          </table:table-cell>
          <table:table-cell table:style-name="ce34" office:value-type="float" office:value="8166" calcext:value-type="float">
            <text:p><text:s/>8,166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4" office:value-type="string" calcext:value-type="string">
            <text:p>1 - 11月</text:p>
          </table:table-cell>
          <table:table-cell table:style-name="ce20"/>
          <table:table-cell table:style-name="ce25" office:value-type="float" office:value="2997085.98576652" calcext:value-type="float">
            <text:p><text:s/>2,997,086 <text:s/></text:p>
          </table:table-cell>
          <table:table-cell table:number-columns-repeated="2" table:style-name="ce31" office:value-type="float" office:value="0" calcext:value-type="float">
            <text:p>- <text:s/></text:p>
          </table:table-cell>
          <table:table-cell table:style-name="ce31" office:value-type="float" office:value="2275.81" calcext:value-type="float">
            <text:p><text:s/>2,276 <text:s/></text:p>
          </table:table-cell>
          <table:table-cell table:style-name="ce31" office:value-type="float" office:value="85673.2761321746" calcext:value-type="float">
            <text:p><text:s/>85,673 <text:s/></text:p>
          </table:table-cell>
          <table:table-cell table:style-name="ce31" office:value-type="float" office:value="89392.7564444445" calcext:value-type="float">
            <text:p><text:s/>89,393 <text:s/></text:p>
          </table:table-cell>
          <table:table-cell table:style-name="ce31" office:value-type="float" office:value="1531162.03813219" calcext:value-type="float">
            <text:p><text:s/>1,531,162 <text:s/></text:p>
          </table:table-cell>
          <table:table-cell table:style-name="ce31" office:value-type="float" office:value="310508.89702" calcext:value-type="float">
            <text:p><text:s/>310,509 <text:s/></text:p>
          </table:table-cell>
          <table:table-cell table:style-name="ce31" office:value-type="float" office:value="6969.82126666667" calcext:value-type="float">
            <text:p><text:s/>6,970 <text:s/></text:p>
          </table:table-cell>
          <table:table-cell table:style-name="ce31" office:value-type="float" office:value="703371.767259933" calcext:value-type="float">
            <text:p><text:s/>703,372 <text:s/></text:p>
          </table:table-cell>
          <table:table-cell table:style-name="ce31" office:value-type="float" office:value="175799.619511111" calcext:value-type="float">
            <text:p><text:s/>175,800 <text:s/></text:p>
          </table:table-cell>
          <table:table-cell table:style-name="ce35" office:value-type="float" office:value="91932" calcext:value-type="float">
            <text:p><text:s/>91,932 <text:s/></text:p>
          </table:table-cell>
          <table:table-cell table:number-columns-repeated="1009"/>
        </table:table-row>
        <table:table-row table:style-name="ro4">
          <table:table-cell table:style-name="ce7" office:value-type="string" calcext:value-type="string" table:number-columns-spanned="15" table:number-rows-spanned="1">
            <text:p>註：1.沼氣屬氣態生質能，故本表記錄於「生質能及廢棄物」欄位。</text:p>
          </table:table-cell>
          <table:covered-table-cell table:number-columns-repeated="14" table:style-name="ce15"/>
          <table:table-cell table:number-columns-repeated="1009"/>
        </table:table-row>
        <table:table-row table:style-name="ro4">
          <table:table-cell table:style-name="ce8" office:value-type="string" calcext:value-type="string" table:number-columns-spanned="15" table:number-rows-spanned="1">
            <text:p>　　2.*本表太陽熱能資料因相關補助落日，108年起太陽熱能資料需依次年度廠家調查結果進行推估。</text:p>
          </table:table-cell>
          <table:covered-table-cell table:number-columns-repeated="14" table:style-name="ce16"/>
          <table:table-cell table:number-columns-repeated="1009"/>
        </table:table-row>
        <table:table-row table:style-name="ro5" table:number-rows-repeated="21">
          <table:table-cell table:number-columns-repeated="3"/>
          <table:table-cell table:style-name="ce26" table:number-columns-repeated="12"/>
          <table:table-cell table:number-columns-repeated="1009"/>
        </table:table-row>
        <table:table-row table:style-name="ro6" table:number-rows-repeated="104850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RowStartCell" table:base-cell-address="$Page1.$A$1" table:cell-range-address="$Page1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1">
      <number:text>-  </number:text>
      <style:map style:condition="value()&gt;0" style:apply-style-name="N181P0"/>
      <style:map style:condition="value()&lt;0" style:apply-style-name="N181P1"/>
    </number:number-style>
    <number:number-style style:name="N182"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自產能源</dc:title>
    <dc:subject>自產能源</dc:subject>
    <meta:keyword>能源統計月報</meta:keyword>
    <dc:description>自產能源</dc:description>
    <meta:initial-creator>國際合作與能源統計科</meta:initial-creator>
    <meta:creation-date>2012-04-17T14:37:31</meta:creation-date>
    <dc:creator>方文秀</dc:creator>
    <dc:date>2021-12-29T20:15:31</dc:date>
    <meta:print-date>2021-12-29T20:15:28</meta:print-date>
    <meta:document-statistic meta:table-count="1" meta:cell-count="591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